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7dee" officeooo:paragraph-rsid="00037dee"/>
    </style:style>
    <style:style style:name="P2" style:family="paragraph" style:parent-style-name="Standard">
      <style:paragraph-properties fo:text-align="start" style:justify-single-word="false"/>
      <style:text-properties officeooo:rsid="00037dee" officeooo:paragraph-rsid="00037dee"/>
    </style:style>
    <style:style style:name="P3" style:family="paragraph" style:parent-style-name="Standard">
      <style:paragraph-properties fo:text-align="start" style:justify-single-word="false"/>
      <style:text-properties officeooo:rsid="00037dee" officeooo:paragraph-rsid="00037dee"/>
    </style:style>
    <style:style style:name="P4" style:family="paragraph" style:parent-style-name="Standard">
      <style:paragraph-properties fo:text-align="start" style:justify-single-word="false"/>
      <style:text-properties officeooo:rsid="0005cd1a" officeooo:paragraph-rsid="0005cd1a"/>
    </style:style>
    <style:style style:name="T1" style:family="text">
      <style:text-properties officeooo:rsid="0003ad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-Do List</text:p>
      <text:p text:style-name="P2">1. find the age of each fighter at each fight by subtracting the date of the fight from the date of the fighters’ birth dates (will need to merge 2 data sets)</text:p>
      <text:p text:style-name="P2"/>
      <text:p text:style-name="P2">2. find the difference in reach, weig<text:span text:style-name="T1">ht</text:span>, and height of the fighters in each fight</text:p>
      <text:p text:style-name="P2"/>
      <text:p text:style-name="P2">3. find the differences in actions taken by each fighter in each fight</text:p>
      <text:p text:style-name="P2"/>
      <text:p text:style-name="P2"/>
      <text:p text:style-name="P2"/>
      <text:p text:style-name="P4">1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3T21:48:26.063609905</meta:creation-date>
    <dc:date>2020-08-28T03:38:18.687579558</dc:date>
    <meta:editing-duration>PT10H1M48S</meta:editing-duration>
    <meta:editing-cycles>4</meta:editing-cycles>
    <meta:generator>LibreOffice/6.4.4.2$Linux_X86_64 LibreOffice_project/40$Build-2</meta:generator>
    <meta:document-statistic meta:table-count="0" meta:image-count="0" meta:object-count="0" meta:page-count="1" meta:paragraph-count="5" meta:word-count="63" meta:character-count="322" meta:non-whitespace-character-count="263"/>
  </office:meta>
</office:document-meta>
</file>